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200000330000184A00000289F30039C0.svm" manifest:media-type=""/>
  <manifest:file-entry manifest:full-path="Pictures/2000003200001791000002895FF7C280.svm" manifest:media-type=""/>
  <manifest:file-entry manifest:full-path="Pictures/200000330000184A000002895D5137A8.svm" manifest:media-type=""/>
  <manifest:file-entry manifest:full-path="Pictures/200000330000184A000002892B9D6039.svm" manifest:media-type=""/>
  <manifest:file-entry manifest:full-path="Pictures/200000330000184A00000289F64242CA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=1" table:style-name="ta1">
        <table:shapes>
          <draw:frame draw:z-index="0" draw:style-name="gr1" draw:text-style-name="P1" svg:width="6.2988in" svg:height="3.5429in" svg:x="1.3079in" svg:y="2.6429in">
            <draw:object draw:notify-on-update-of-ranges="'s=1'.F17:'s=1'.F17 's=1'.E1:'s=1'.E1 's=1'.B2:'s=1'.B11 's=1'.E2:'s=1'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Log(size,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LOG([.C2];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LOG([.C3];2)" office:value-type="float" office:value="2.8073549220576" calcext:value-type="float">
            <text:p>2.80735492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LOG([.C4];2)" office:value-type="float" office:value="3.70043971814109" calcext:value-type="float">
            <text:p>3.700439718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LOG([.C5];2)" office:value-type="float" office:value="4.58496250072116" calcext:value-type="float">
            <text:p>4.58496250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OG([.C6];2)" office:value-type="float" office:value="5.4262647547021" calcext:value-type="float">
            <text:p>5.426264754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/>
          <table:table-cell table:formula="of:=LOG([.C7];2)" office:value-type="float" office:value="6.2667865406949" calcext:value-type="float">
            <text:p>6.266786540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LOG([.C8];2)" office:value-type="float" office:value="7.11894107272351" calcext:value-type="float">
            <text:p>7.11894107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LOG([.C9];2)" office:value-type="float" office:value="7.96000193206808" calcext:value-type="float">
            <text:p>7.960001932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LOG([.C10];2)" office:value-type="float" office:value="8.82654848729092" calcext:value-type="float">
            <text:p>8.82654848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LOG([.C11];2)" office:value-type="float" office:value="9.66355810421727" calcext:value-type="float">
            <text:p>9.663558104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</table:table>
      <table:table table:name="s=2" table:style-name="ta1">
        <table:shapes>
          <draw:frame draw:z-index="0" draw:style-name="gr1" draw:text-style-name="P1" svg:width="6.2988in" svg:height="3.5429in" svg:x="1.0043in" svg:y="2.3921in">
            <draw:object draw:notify-on-update-of-ranges="'s=2'.D15:'s=2'.D15 's=2'.B1:'s=2'.B1 's=2'.B1:'s=2'.B9 's=2'.G1:'s=2'.G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size/states</text:p>
          </table:table-cell>
          <table:table-cell office:value-type="string" calcext:value-type="string">
            <text:p>Log(size,2)</text:p>
          </table:table-cell>
          <table:table-cell office:value-type="string" calcext:value-type="string">
            <text:p>Log(ratio,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D2]/[.E2]" office:value-type="float" office:value="0.176470588235294" calcext:value-type="float">
            <text:p>0.1764705882</text:p>
          </table:table-cell>
          <table:table-cell table:formula="of:=LOG([.D2];2)" office:value-type="float" office:value="2.58496250072116" calcext:value-type="float">
            <text:p>2.5849625007</text:p>
          </table:table-cell>
          <table:table-cell table:formula="of:=LOG([.C2];2)" office:value-type="float" office:value="-2.50249697424468" calcext:value-type="float">
            <text:p>-2.502496974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table:formula="of:=[.D3]/[.E3]" office:value-type="float" office:value="0.117647058823529" calcext:value-type="float">
            <text:p>0.1176470588</text:p>
          </table:table-cell>
          <table:table-cell table:formula="of:=LOG([.D3];2)" office:value-type="float" office:value="4" calcext:value-type="float">
            <text:p>4</text:p>
          </table:table-cell>
          <table:table-cell table:formula="of:=LOG([.C3];2)" office:value-type="float" office:value="-3.08746356259804" calcext:value-type="float">
            <text:p>-3.087463562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641026" calcext:value-type="float">
            <text:p>0.0641026</text:p>
          </table:table-cell>
          <table:table-cell office:value-type="float" office:value="35" calcext:value-type="float">
            <text:p>35</text:p>
          </table:table-cell>
          <table:table-cell office:value-type="float" office:value="546" calcext:value-type="float">
            <text:p>546</text:p>
          </table:table-cell>
          <table:table-cell table:formula="of:=[.D4]/[.E4]" office:value-type="float" office:value="0.0641025641025641" calcext:value-type="float">
            <text:p>0.0641025641</text:p>
          </table:table-cell>
          <table:table-cell table:formula="of:=LOG([.D4];2)" office:value-type="float" office:value="5.12928301694497" calcext:value-type="float">
            <text:p>5.1292830169</text:p>
          </table:table-cell>
          <table:table-cell table:formula="of:=LOG([.C4];2)" office:value-type="float" office:value="-3.96347331606589" calcext:value-type="float">
            <text:p>-3.963473316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37865" calcext:value-type="float">
            <text:p>0.037865</text:p>
          </table:table-cell>
          <table:table-cell office:value-type="float" office:value="83" calcext:value-type="float">
            <text:p>83</text:p>
          </table:table-cell>
          <table:table-cell office:value-type="float" office:value="2192" calcext:value-type="float">
            <text:p>2192</text:p>
          </table:table-cell>
          <table:table-cell table:formula="of:=[.D5]/[.E5]" office:value-type="float" office:value="0.0378649635036496" calcext:value-type="float">
            <text:p>0.0378649635</text:p>
          </table:table-cell>
          <table:table-cell table:formula="of:=LOG([.D5];2)" office:value-type="float" office:value="6.37503943134693" calcext:value-type="float">
            <text:p>6.3750394313</text:p>
          </table:table-cell>
          <table:table-cell table:formula="of:=LOG([.C5];2)" office:value-type="float" office:value="-4.72299126106484" calcext:value-type="float">
            <text:p>-4.72299126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32611" calcext:value-type="float">
            <text:p>0.0232611</text:p>
          </table:table-cell>
          <table:table-cell office:value-type="float" office:value="204" calcext:value-type="float">
            <text:p>204</text:p>
          </table:table-cell>
          <table:table-cell office:value-type="float" office:value="8770" calcext:value-type="float">
            <text:p>8770</text:p>
          </table:table-cell>
          <table:table-cell table:formula="of:=[.D6]/[.E6]" office:value-type="float" office:value="0.0232611174458381" calcext:value-type="float">
            <text:p>0.0232611174</text:p>
          </table:table-cell>
          <table:table-cell table:formula="of:=LOG([.D6];2)" office:value-type="float" office:value="7.6724253419715" calcext:value-type="float">
            <text:p>7.672425342</text:p>
          </table:table-cell>
          <table:table-cell table:formula="of:=LOG([.C6];2)" office:value-type="float" office:value="-5.42593686738229" calcext:value-type="float">
            <text:p>-5.425936867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39364" calcext:value-type="float">
            <text:p>0.0139364</text:p>
          </table:table-cell>
          <table:table-cell office:value-type="float" office:value="489" calcext:value-type="float">
            <text:p>489</text:p>
          </table:table-cell>
          <table:table-cell office:value-type="float" office:value="35088" calcext:value-type="float">
            <text:p>35088</text:p>
          </table:table-cell>
          <table:table-cell table:formula="of:=[.D7]/[.E7]" office:value-type="float" office:value="0.0139363885088919" calcext:value-type="float">
            <text:p>0.0139363885</text:p>
          </table:table-cell>
          <table:table-cell table:formula="of:=LOG([.D7];2)" office:value-type="float" office:value="8.93369065495224" calcext:value-type="float">
            <text:p>8.933690655</text:p>
          </table:table-cell>
          <table:table-cell table:formula="of:=LOG([.C7];2)" office:value-type="float" office:value="-6.16499825216226" calcext:value-type="float">
            <text:p>-6.164998252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770732" calcext:value-type="float">
            <text:p>0.00770732</text:p>
          </table:table-cell>
          <table:table-cell office:value-type="float" office:value="1082" calcext:value-type="float">
            <text:p>1082</text:p>
          </table:table-cell>
          <table:table-cell office:value-type="float" office:value="140386" calcext:value-type="float">
            <text:p>140386</text:p>
          </table:table-cell>
          <table:table-cell table:formula="of:=[.D8]/[.E8]" office:value-type="float" office:value="0.00770732124285897" calcext:value-type="float">
            <text:p>0.0077073212</text:p>
          </table:table-cell>
          <table:table-cell table:formula="of:=LOG([.D8];2)" office:value-type="float" office:value="10.0794847838268" calcext:value-type="float">
            <text:p>10.0794847838</text:p>
          </table:table-cell>
          <table:table-cell table:formula="of:=LOG([.C8];2)" office:value-type="float" office:value="-7.0195549932443" calcext:value-type="float">
            <text:p>-7.01955499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9131" calcext:value-type="float">
            <text:p>0.0049131</text:p>
          </table:table-cell>
          <table:table-cell office:value-type="float" office:value="2759" calcext:value-type="float">
            <text:p>2759</text:p>
          </table:table-cell>
          <table:table-cell office:value-type="float" office:value="561560" calcext:value-type="float">
            <text:p>561560</text:p>
          </table:table-cell>
          <table:table-cell table:formula="of:=[.D9]/[.E9]" office:value-type="float" office:value="0.00491309922359142" calcext:value-type="float">
            <text:p>0.0049130992</text:p>
          </table:table-cell>
          <table:table-cell table:formula="of:=LOG([.D9];2)" office:value-type="float" office:value="11.4299297413533" calcext:value-type="float">
            <text:p>11.4299297414</text:p>
          </table:table-cell>
          <table:table-cell table:formula="of:=LOG([.C9];2)" office:value-type="float" office:value="-7.66915068102281" calcext:value-type="float">
            <text:p>-7.669150681</text:p>
          </table:table-cell>
        </table:table-row>
      </table:table>
      <table:table table:name="s=3" table:style-name="ta1">
        <table:shapes>
          <draw:frame draw:z-index="0" draw:style-name="gr1" draw:text-style-name="P1" svg:width="6.2988in" svg:height="3.5429in" svg:x="0.3972in" svg:y="2.5807in">
            <draw:object draw:notify-on-update-of-ranges="'s=3'.E19:'s=3'.E19 's=3'.E1:'s=3'.E1 's=3'.B2:'s=3'.B8 's=3'.E2:'s=3'.E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Log(size,2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LOG([.C2];2)" office:value-type="float" office:value="1.58496250072116" calcext:value-type="float">
            <text:p>1.584962500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table:formula="of:=LOG([.C3];2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80" calcext:value-type="float">
            <text:p>2080</text:p>
          </table:table-cell>
          <table:table-cell table:formula="of:=LOG([.C4];2)" office:value-type="float" office:value="4.52356195605701" calcext:value-type="float">
            <text:p>4.523561956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6644" calcext:value-type="float">
            <text:p>16644</text:p>
          </table:table-cell>
          <table:table-cell table:formula="of:=LOG([.C5];2)" office:value-type="float" office:value="6.04439411935845" calcext:value-type="float">
            <text:p>6.04439411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133184" calcext:value-type="float">
            <text:p>133184</text:p>
          </table:table-cell>
          <table:table-cell table:formula="of:=LOG([.C6];2)" office:value-type="float" office:value="7.4262647547021" calcext:value-type="float">
            <text:p>7.42626475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60" calcext:value-type="float">
            <text:p>560</text:p>
          </table:table-cell>
          <table:table-cell office:value-type="float" office:value="1065476" calcext:value-type="float">
            <text:p>1065476</text:p>
          </table:table-cell>
          <table:table-cell table:formula="of:=LOG([.C7];2)" office:value-type="float" office:value="9.12928301694497" calcext:value-type="float">
            <text:p>9.129283016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49" calcext:value-type="float">
            <text:p>1549</text:p>
          </table:table-cell>
          <table:table-cell office:value-type="float" office:value="8523840" calcext:value-type="float">
            <text:p>8523840</text:p>
          </table:table-cell>
          <table:table-cell table:formula="of:=LOG([.C8];2)" office:value-type="float" office:value="10.5971214287896" calcext:value-type="float">
            <text:p>10.597121428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</table:table>
      <table:table table:name="s=4" table:style-name="ta1">
        <table:shapes>
          <draw:frame draw:z-index="0" draw:style-name="gr1" draw:text-style-name="P1" svg:width="6.2988in" svg:height="3.5429in" svg:x="4.4839in" svg:y="2.1724in">
            <draw:object draw:notify-on-update-of-ranges="'s=4'.B2:'s=4'.B7 's=4'.D2:'s=4'.D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og(Size,2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LOG([.C2];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LOG([.C3];2)" office:value-type="float" office:value="3.4594316186373" calcext:value-type="float">
            <text:p>3.45943161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LOG([.C4];2)" office:value-type="float" office:value="5.20945336562895" calcext:value-type="float">
            <text:p>5.20945336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formula="of:=LOG([.C5];2)" office:value-type="float" office:value="6.89481776330794" calcext:value-type="float">
            <text:p>6.89481776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1" calcext:value-type="float">
            <text:p>331</text:p>
          </table:table-cell>
          <table:table-cell table:formula="of:=LOG([.C6];2)" office:value-type="float" office:value="8.37068740680722" calcext:value-type="float">
            <text:p>8.3706874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05" calcext:value-type="float">
            <text:p>1305</text:p>
          </table:table-cell>
          <table:table-cell table:formula="of:=LOG([.C7];2)" office:value-type="float" office:value="10.3498340914572" calcext:value-type="float">
            <text:p>10.34983409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table table:name="s=5" table:style-name="ta1">
        <table:shapes>
          <draw:frame draw:z-index="0" draw:style-name="gr1" draw:text-style-name="P1" svg:width="6.2988in" svg:height="3.5429in" svg:x="5.3728in" svg:y="1.9949in">
            <draw:object draw:notify-on-update-of-ranges="'s=5'.B1:'s=5'.B1 's=5'.B2:'s=5'.B6 's=5'.D1:'s=5'.D1 's=5'.D2:'s=5'.D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og(size,2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LOG([.C2];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OG([.C3];2)" office:value-type="float" office:value="3.70043971814109" calcext:value-type="float">
            <text:p>3.700439718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LOG([.C4];2)" office:value-type="float" office:value="5.58496250072116" calcext:value-type="float">
            <text:p>5.58496250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formula="of:=LOG([.C5];2)" office:value-type="float" office:value="7.4594316186373" calcext:value-type="float">
            <text:p>7.45943161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3" calcext:value-type="float">
            <text:p>493</text:p>
          </table:table-cell>
          <table:table-cell table:formula="of:=LOG([.C6];2)" office:value-type="float" office:value="8.94544383637791" calcext:value-type="float">
            <text:p>8.94544383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name="Image 1" draw:style-name="gr2" draw:text-style-name="P1" svg:width="3.0787in" svg:height="0.9622in" svg:x="1.5173in" svg:y="2.4992in">
            <draw:image xlink:href="Pictures/200000330000184A00000289F64242CA.svm" xlink:type="simple" xlink:show="embed" xlink:actuate="onLoad">
              <text:p/>
            </draw:image>
          </draw:frame>
          <draw:frame draw:z-index="1" draw:name="Image 2" draw:style-name="gr2" draw:text-style-name="P1" svg:width="2.5803in" svg:height="0.5335in" svg:x="1.7776in" svg:y="3.7331in">
            <draw:image xlink:href="Pictures/200000330000184A000002892B9D6039.svm" xlink:type="simple" xlink:show="embed" xlink:actuate="onLoad">
              <text:p/>
            </draw:image>
          </draw:frame>
          <draw:frame draw:z-index="2" draw:name="Image 3" draw:style-name="gr2" draw:text-style-name="P1" svg:width="2.5803in" svg:height="0.5437in" svg:x="1.7776in" svg:y="4.8in">
            <draw:image xlink:href="Pictures/200000330000184A000002895D5137A8.svm" xlink:type="simple" xlink:show="embed" xlink:actuate="onLoad">
              <text:p/>
            </draw:image>
          </draw:frame>
          <draw:frame draw:z-index="3" draw:style-name="gr1" draw:text-style-name="P1" svg:width="6.2988in" svg:height="3.5429in" svg:x="5.0906in" svg:y="4.3063in">
            <draw:object draw:notify-on-update-of-ranges="Sheet4.B1:Sheet4.B1 Sheet4.B2:Sheet4.B6 Sheet4.C1:Sheet4.C1 Sheet4.C2:Sheet4.C6 Sheet4.D1:Sheet4.D1 Sheet4.D2:Sheet4.D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Image 4" draw:style-name="gr2" draw:text-style-name="P1" svg:width="2.6776in" svg:height="0.6799in" svg:x="2.6665in" svg:y="6.0441in">
            <draw:image xlink:href="Pictures/2000003200001791000002895FF7C280.svm" xlink:type="simple" xlink:show="embed" xlink:actuate="onLoad">
              <text:p/>
            </draw:image>
          </draw:frame>
          <draw:frame draw:z-index="5" draw:name="Image 5" draw:style-name="gr2" draw:text-style-name="P1" svg:width="2.6669in" svg:height="0.5335in" svg:x="6.222in" svg:y="6.0441in">
            <draw:image xlink:href="Pictures/200000330000184A00000289F30039C0.svm" xlink:type="simple" xlink:show="embed" xlink:actuate="onLoad">
              <text:p/>
            </draw:image>
          </draw:frame>
          <draw:frame draw:z-index="6" draw:style-name="gr1" draw:text-style-name="P1" svg:width="6.298in" svg:height="3.5453in" svg:x="6.6559in" svg:y="0.711in">
            <draw:object draw:notify-on-update-of-ranges="Sheet4.E3:Sheet4.E6 Sheet4.C3:Sheet4.C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536160392" calcext:value-type="float">
            <text:p>0.8536160392</text:p>
          </table:table-cell>
          <table:table-cell office:value-type="float" office:value="-0.5666344907" calcext:value-type="float">
            <text:p>-0.5666344907</text:p>
          </table:table-cell>
          <table:table-cell table:formula="of:=1/[.B2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5027147" calcext:value-type="float">
            <text:p>1.25027147</text:p>
          </table:table-cell>
          <table:table-cell office:value-type="float" office:value="-1.1011626171" calcext:value-type="float">
            <text:p>-1.1011626171</text:p>
          </table:table-cell>
          <table:table-cell table:formula="of:=1/[.B3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070623435" calcext:value-type="float">
            <text:p>1.5070623435</text:p>
          </table:table-cell>
          <table:table-cell office:value-type="float" office:value="-1.4916563206" calcext:value-type="float">
            <text:p>-1.4916563206</text:p>
          </table:table-cell>
          <table:table-cell table:formula="of:=1/[.B4]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661951492" calcext:value-type="float">
            <text:p>1.661951492</text:p>
          </table:table-cell>
          <table:table-cell office:value-type="float" office:value="-1.4314110063" calcext:value-type="float">
            <text:p>-1.4314110063</text:p>
          </table:table-cell>
          <table:table-cell table:formula="of:=1/[.B5]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7649879573" calcext:value-type="float">
            <text:p>1.7649879573</text:p>
          </table:table-cell>
          <table:table-cell office:value-type="float" office:value="-1.5218962945" calcext:value-type="float">
            <text:p>-1.5218962945</text:p>
          </table:table-cell>
          <table:table-cell table:formula="of:=1/[.B6]"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6:25:01.636368615</meta:creation-date>
    <dc:date>2018-03-08T14:02:29.407062632</dc:date>
    <meta:editing-duration>PT21H31M</meta:editing-duration>
    <meta:editing-cycles>30</meta:editing-cycles>
    <meta:generator>LibreOffice/4.2.7.2$Linux_X86_64 LibreOffice_project/420m0$Build-2</meta:generator>
    <meta:document-statistic meta:table-count="6" meta:cell-count="20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's=2'.D15:'s=2'.D15 's=2'.B1:'s=2'.B9 's=2'.G1:'s=2'.G9" chart:data-source-has-labels="both" svg:x="0.32cm" svg:y="0.18cm" svg:width="11.238cm" svg:height="8.64cm">
          <chartooo:coordinate-region svg:x="0.941cm" svg:y="0.38cm" svg:width="10.431cm" svg:height="7.793cm"/>
          <chart:axis chart:dimension="x" chart:name="primary-x" chart:style-name="ch4" chartooo:axis-type="auto">
            <chart:categories table:cell-range-address="'s=2'.B1:'s=2'.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=2'.G1:'s=2'.G9" chart:class="chart:scatter">
            <chart:domain table:cell-range-address="'s=2'.B1:'s=2'.B9"/>
            <chart:regression-curve chart:style-name="ch7">
              <chart:equation chart:display-equation="true" chart:display-r-square="false" svg:x="1.237cm" svg:y="1.43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's=2'.B1:'s=2'.B1</svg:desc>
                </draw:g>
              </table:table-cell>
              <table:table-cell office:value-type="float" office:value="NaN">
                <text:p>NaN</text:p>
                <draw:g>
                  <svg:desc>'s=2'.B1:'s=2'.B9</svg:desc>
                </draw:g>
              </table:table-cell>
              <table:table-cell office:value-type="float" office:value="NaN">
                <text:p>NaN</text:p>
                <draw:g>
                  <svg:desc>'s=2'.G1:'s=2'.G9</svg:desc>
                </draw:g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.58496250072116">
                <text:p>2.5849625007211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5.12928301694497">
                <text:p>5.1292830169449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6.37503943134693">
                <text:p>6.3750394313469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7.6724253419715">
                <text:p>7.672425341971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8.93369065495224">
                <text:p>8.9336906549522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0.0794847838268">
                <text:p>10.079484783826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1.4299297413533">
                <text:p>11.4299297413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's=1'.F17:'s=1'.F17 's=1'.E1:'s=1'.E11 's=1'.B2:'s=1'.B11" chart:data-source-has-labels="both" svg:x="0.32cm" svg:y="0.18cm" svg:width="11.264cm" svg:height="8.64cm">
          <chartooo:coordinate-region svg:x="0.941cm" svg:y="0.379cm" svg:width="10.456cm" svg:height="7.794cm"/>
          <chart:axis chart:dimension="x" chart:name="primary-x" chart:style-name="ch4" chartooo:axis-type="auto">
            <chart:categories table:cell-range-address="'s=1'.E1:'s=1'.E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=1'.E2:'s=1'.E11" chart:class="chart:scatter">
            <chart:domain table:cell-range-address="'s=1'.B2:'s=1'.B11"/>
            <chart:regression-curve chart:style-name="ch7">
              <chart:equation chart:display-equation="true" chart:display-r-square="false" svg:x="1.785cm" svg:y="2.257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Log(size,2)</text:p>
                <draw:g>
                  <svg:desc>'s=1'.E1:'s=1'.E1</svg:desc>
                </draw:g>
              </table:table-cell>
              <table:table-cell office:value-type="float" office:value="3">
                <text:p>3</text:p>
                <draw:g>
                  <svg:desc>'s=1'.B2:'s=1'.B11</svg:desc>
                </draw:g>
              </table:table-cell>
              <table:table-cell office:value-type="float" office:value="2">
                <text:p>2</text:p>
                <draw:g>
                  <svg:desc>'s=1'.E2:'s=1'.E11</svg:desc>
                </draw:g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2.8073549220576">
                <text:p>2.807354922057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3.70043971814109">
                <text:p>3.7004397181410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.58496250072116">
                <text:p>4.5849625007211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5.4262647547021">
                <text:p>5.426264754702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6.2667865406949">
                <text:p>6.266786540694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7.11894107272351">
                <text:p>7.1189410727235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7.96000193206808">
                <text:p>7.96000193206808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8.82654848729092">
                <text:p>8.8265484872909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9.66355810421727">
                <text:p>9.66355810421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's=3'.E19:'s=3'.E19 's=3'.E1:'s=3'.E8 's=3'.B2:'s=3'.B8" chart:data-source-has-labels="both" svg:x="0.32cm" svg:y="0.18cm" svg:width="11.264cm" svg:height="8.64cm">
          <chartooo:coordinate-region svg:x="0.941cm" svg:y="0.379cm" svg:width="10.549cm" svg:height="7.794cm"/>
          <chart:axis chart:dimension="x" chart:name="primary-x" chart:style-name="ch4" chartooo:axis-type="auto">
            <chart:categories table:cell-range-address="'s=3'.E1:'s=3'.E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=3'.E2:'s=3'.E8" chart:class="chart:scatter">
            <chart:domain table:cell-range-address="'s=3'.B2:'s=3'.B8"/>
            <chart:regression-curve chart:style-name="ch7">
              <chart:equation chart:display-equation="true" chart:display-r-square="false" svg:x="1.654cm" svg:y="2.501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Log(size,2)</text:p>
                <draw:g>
                  <svg:desc>'s=3'.E1:'s=3'.E1</svg:desc>
                </draw:g>
              </table:table-cell>
              <table:table-cell office:value-type="float" office:value="2">
                <text:p>2</text:p>
                <draw:g>
                  <svg:desc>'s=3'.B2:'s=3'.B8</svg:desc>
                </draw:g>
              </table:table-cell>
              <table:table-cell office:value-type="float" office:value="1.58496250072116">
                <text:p>1.58496250072116</text:p>
                <draw:g>
                  <svg:desc>'s=3'.E2:'s=3'.E8</svg:desc>
                </draw:g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4.52356195605701">
                <text:p>4.52356195605701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6.04439411935845">
                <text:p>6.0443941193584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7.4262647547021">
                <text:p>7.426264754702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9.12928301694497">
                <text:p>9.1292830169449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0.5971214287896">
                <text:p>10.59712142878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703cm" style:legend-expansion="high" chart:style-name="ch2"/>
        <chart:plot-area chart:style-name="ch3" table:cell-range-address="Sheet4.B1:Sheet4.D6" chart:data-source-has-labels="both" svg:x="0.32cm" svg:y="0.18cm" svg:width="12.587cm" svg:height="8.64cm">
          <chartooo:coordinate-region svg:x="1.153cm" svg:y="0.379cm" svg:width="11.514cm" svg:height="8.242cm"/>
          <chart:axis chart:dimension="x" chart:name="primary-x" chart:style-name="ch4" chartooo:axis-type="auto">
            <chart:categories table:cell-range-address="Sheet4.B2:Sheet4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6" chart:label-cell-address="Sheet4.C1:Sheet4.C1" chart:class="chart:scatter">
            <chart:domain table:cell-range-address="Sheet4.B2:Sheet4.B6"/>
            <chart:regression-curve chart:style-name="ch7">
              <chart:equation chart:display-equation="true" chart:display-r-square="false" svg:x="1.959cm" svg:y="0.609cm"/>
            </chart:regression-curve>
            <chart:data-point chart:repeated="5"/>
          </chart:series>
          <chart:series chart:style-name="ch8" chart:values-cell-range-address="Sheet4.D2:Sheet4.D6" chart:label-cell-address="Sheet4.D1:Sheet4.D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4.C1:Sheet4.C1</svg:desc>
                </draw:g>
              </table:table-cell>
              <table:table-cell office:value-type="string">
                <text:p>b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4.B2:Sheet4.B6</svg:desc>
                </draw:g>
              </table:table-cell>
              <table:table-cell office:value-type="float" office:value="0.8536160392">
                <text:p>0.8536160392</text:p>
                <draw:g>
                  <svg:desc>Sheet4.C2:Sheet4.C6</svg:desc>
                </draw:g>
              </table:table-cell>
              <table:table-cell office:value-type="float" office:value="-0.5666344907">
                <text:p>-0.5666344907</text:p>
                <draw:g>
                  <svg:desc>Sheet4.D2:Sheet4.D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5027147">
                <text:p>1.25027147</text:p>
              </table:table-cell>
              <table:table-cell office:value-type="float" office:value="-1.1011626171">
                <text:p>-1.10116261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5070623435">
                <text:p>1.5070623435</text:p>
              </table:table-cell>
              <table:table-cell office:value-type="float" office:value="-1.4916563206">
                <text:p>-1.49165632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61951492">
                <text:p>1.661951492</text:p>
              </table:table-cell>
              <table:table-cell office:value-type="float" office:value="-1.4314110063">
                <text:p>-1.431411006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7649879573">
                <text:p>1.7649879573</text:p>
              </table:table-cell>
              <table:table-cell office:value-type="float" office:value="-1.5218962945">
                <text:p>-1.52189629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's=4'.B2:'s=4'.B7 's=4'.D2:'s=4'.D7" svg:x="0.32cm" svg:y="0.18cm" svg:width="11.264cm" svg:height="8.64cm">
          <chartooo:coordinate-region svg:x="0.941cm" svg:y="0.379cm" svg:width="10.54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=4'.D2:'s=4'.D7" chart:class="chart:scatter">
            <chart:domain table:cell-range-address="'s=4'.B2:'s=4'.B7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=4'.B2:'s=4'.B7</svg:desc>
                </draw:g>
              </table:table-cell>
              <table:table-cell office:value-type="float" office:value="2">
                <text:p>2</text:p>
                <draw:g>
                  <svg:desc>'s=4'.D2:'s=4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594316186373">
                <text:p>3.4594316186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20945336562895">
                <text:p>5.20945336562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.89481776330794">
                <text:p>6.89481776330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37068740680722">
                <text:p>8.37068740680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.3498340914572">
                <text:p>10.34983409145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19cm" svg:y="3.952cm" style:legend-expansion="high" chart:style-name="ch2"/>
        <chart:plot-area chart:style-name="ch3" table:cell-range-address="'s=5'.B1:'s=5'.B6 's=5'.D1:'s=5'.D6" chart:data-source-has-labels="both" svg:x="0.32cm" svg:y="0.18cm" svg:width="11.079cm" svg:height="8.64cm">
          <chartooo:coordinate-region svg:x="0.941cm" svg:y="0.379cm" svg:width="10.218cm" svg:height="7.794cm"/>
          <chart:axis chart:dimension="x" chart:name="primary-x" chart:style-name="ch4" chartooo:axis-type="auto">
            <chart:categories table:cell-range-address="'s=5'.B2:'s=5'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=5'.D2:'s=5'.D6" chart:label-cell-address="'s=5'.D1:'s=5'.D1" chart:class="chart:scatter">
            <chart:domain table:cell-range-address="'s=5'.B2:'s=5'.B6"/>
            <chart:regression-curve chart:style-name="ch7">
              <chart:equation chart:display-equation="true" chart:display-r-square="false" svg:x="1.935cm" svg:y="1.924cm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(size,2)</text:p>
                <draw:g>
                  <svg:desc>'s=5'.D1:'s=5'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s=5'.B2:'s=5'.B6</svg:desc>
                </draw:g>
              </table:table-cell>
              <table:table-cell office:value-type="float" office:value="2">
                <text:p>2</text:p>
                <draw:g>
                  <svg:desc>'s=5'.D2:'s=5'.D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70043971814109">
                <text:p>3.700439718141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.58496250072116">
                <text:p>5.584962500721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.4594316186373">
                <text:p>7.459431618637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.94544383637791">
                <text:p>8.945443836377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legend chart:legend-position="end" svg:x="11.902cm" svg:y="3.955cm" style:legend-expansion="high" chart:style-name="ch2"/>
        <chart:plot-area chart:style-name="ch3" table:cell-range-address="Sheet4.E3:Sheet4.E6 Sheet4.C3:Sheet4.C6" svg:x="0.51cm" svg:y="0.61cm" svg:width="12.596cm" svg:height="8.642cm">
          <chartooo:coordinate-region svg:x="1.237cm" svg:y="0.809cm" svg:width="11.537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3:Sheet4.C6" chart:class="chart:scatter">
            <chart:domain table:cell-range-address="Sheet4.E3:Sheet4.E6"/>
            <chart:regression-curve chart:style-name="ch7">
              <chart:equation chart:display-equation="true" chart:display-r-square="false" svg:x="3.441cm" svg:y="1.414cm"/>
            </chart:regression-curve>
            <chart:data-point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4.E3:Sheet4.E6</svg:desc>
                </draw:g>
              </table:table-cell>
              <table:table-cell office:value-type="float" office:value="1.25027147">
                <text:p>1.25027147</text:p>
                <draw:g>
                  <svg:desc>Sheet4.C3:Sheet4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5070623435">
                <text:p>1.5070623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1.661951492">
                <text:p>1.661951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1.7649879573">
                <text:p>1.76498795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